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Pictures/10000000000002000000020078E0C5CCAA3328BC.jpg" manifest:media-type="image/jpe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paragraph-properties fo:text-align="start" style:justify-single-word="false"/>
      <style:text-properties fo:font-size="10.5pt" officeooo:rsid="00094615" officeooo:paragraph-rsid="00094615" style:font-size-asian="10.5pt" style:font-size-complex="10.5pt"/>
    </style:style>
    <style:style style:name="P2" style:family="paragraph" style:parent-style-name="Standard">
      <style:paragraph-properties fo:text-align="start" style:justify-single-word="false"/>
      <style:text-properties fo:font-size="10pt" style:text-underline-style="none" officeooo:rsid="00094ed6" officeooo:paragraph-rsid="00094ed6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.5pt" officeooo:rsid="00094615" officeooo:paragraph-rsid="00094615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officeooo:rsid="00094ed6" officeooo:paragraph-rsid="00094ed6" style:font-size-asian="10.5pt" style:font-size-complex="10.5pt"/>
    </style:style>
    <style:style style:name="P5" style:family="paragraph" style:parent-style-name="Text_20_body">
      <style:paragraph-properties fo:text-align="center" style:justify-single-word="false"/>
      <style:text-properties fo:font-size="10.5pt" style:text-underline-style="none" officeooo:rsid="000b468c" officeooo:paragraph-rsid="000c8f2d" style:font-size-asian="10.5pt" style:font-size-complex="10.5pt"/>
    </style:style>
    <style:style style:name="P6" style:family="paragraph" style:parent-style-name="Text_20_body">
      <style:paragraph-properties fo:text-align="center" style:justify-single-word="false"/>
      <style:text-properties fo:font-size="10.5pt" style:text-underline-style="none" officeooo:rsid="000c8f2d" officeooo:paragraph-rsid="000c8f2d" style:font-size-asian="10.5pt" style:font-size-complex="10.5pt"/>
    </style:style>
    <style:style style:name="P7" style:family="paragraph" style:parent-style-name="Text_20_body">
      <style:paragraph-properties fo:text-align="center" style:justify-single-word="false"/>
      <style:text-properties fo:font-size="12pt" style:text-underline-style="solid" style:text-underline-width="auto" style:text-underline-color="font-color" officeooo:rsid="000c8f2d" officeooo:paragraph-rsid="000c8f2d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8pt" officeooo:rsid="00094615" officeooo:paragraph-rsid="00094615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8pt" officeooo:rsid="00094615" officeooo:paragraph-rsid="00094615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fo:font-size="9pt" officeooo:rsid="00094615" officeooo:paragraph-rsid="00094615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fo:font-size="9pt" style:text-underline-style="none" officeooo:rsid="00094ed6" officeooo:paragraph-rsid="00094ed6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94ed6" officeooo:paragraph-rsid="00094ed6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10.5pt" style:text-underline-style="solid" style:text-underline-width="auto" style:text-underline-color="font-color" officeooo:rsid="00094ed6" officeooo:paragraph-rsid="00094ed6" style:font-size-asian="10.5pt" style:font-size-complex="10.5pt"/>
    </style:style>
    <style:style style:name="P14" style:family="paragraph" style:parent-style-name="Standard">
      <style:paragraph-properties fo:text-align="center" style:justify-single-word="false"/>
      <style:text-properties fo:font-size="12pt" officeooo:rsid="00094615" officeooo:paragraph-rsid="00094615" style:font-size-asian="12pt" style:font-size-complex="12pt"/>
    </style:style>
    <style:style style:name="P15" style:family="paragraph" style:parent-style-name="Text_20_body">
      <style:text-properties fo:font-size="10pt" style:text-underline-style="solid" style:text-underline-width="auto" style:text-underline-color="font-color" style:font-size-asian="10pt" style:font-size-complex="10pt"/>
    </style:style>
    <style:style style:name="P16" style:family="paragraph" style:parent-style-name="Text_20_body">
      <style:paragraph-properties fo:text-align="start" style:justify-single-word="false"/>
      <style:text-properties fo:font-size="10pt" style:text-underline-style="solid" style:text-underline-width="auto" style:text-underline-color="font-color" officeooo:rsid="00094615" officeooo:paragraph-rsid="00094615" style:font-size-asian="10pt" style:font-size-complex="10pt"/>
    </style:style>
    <style:style style:name="P17" style:family="paragraph" style:parent-style-name="Text_20_body">
      <style:paragraph-properties fo:text-align="start" style:justify-single-word="false"/>
      <style:text-properties fo:font-size="10pt" style:text-underline-style="solid" style:text-underline-width="auto" style:text-underline-color="font-color" officeooo:rsid="00094ed6" officeooo:paragraph-rsid="00094ed6" style:font-size-asian="10pt" style:font-size-complex="10pt"/>
    </style:style>
    <style:style style:name="P18" style:family="paragraph" style:parent-style-name="Text_20_body">
      <style:paragraph-properties fo:text-align="center" style:justify-single-word="false"/>
      <style:text-properties fo:font-size="10.5pt" style:text-underline-style="solid" style:text-underline-width="auto" style:text-underline-color="font-color" officeooo:rsid="00094615" officeooo:paragraph-rsid="00094615" style:font-size-asian="10.5pt" style:font-size-complex="10.5pt"/>
    </style:style>
    <style:style style:name="P19" style:family="paragraph" style:parent-style-name="Text_20_body">
      <style:paragraph-properties fo:text-align="center" style:justify-single-word="false"/>
      <style:text-properties fo:font-size="10.5pt" style:text-underline-style="solid" style:text-underline-width="auto" style:text-underline-color="font-color" officeooo:rsid="00094ed6" officeooo:paragraph-rsid="00094ed6" style:font-size-asian="10.5pt" style:font-size-complex="10.5pt"/>
    </style:style>
    <style:style style:name="P20" style:family="paragraph" style:parent-style-name="Text_20_body">
      <style:paragraph-properties fo:text-align="center" style:justify-single-word="false"/>
      <style:text-properties fo:font-size="10.5pt" style:text-underline-style="solid" style:text-underline-width="auto" style:text-underline-color="font-color" officeooo:rsid="000b468c" officeooo:paragraph-rsid="000b468c" style:font-size-asian="10.5pt" style:font-size-complex="10.5pt"/>
    </style:style>
    <style:style style:name="P21" style:family="paragraph" style:parent-style-name="Text_20_body">
      <style:paragraph-properties fo:text-align="start" style:justify-single-word="false"/>
      <style:text-properties fo:font-size="10.5pt" officeooo:rsid="000c8f2d" officeooo:paragraph-rsid="000c8f2d" style:font-size-asian="10.5pt" style:font-size-complex="10.5pt"/>
    </style:style>
    <style:style style:name="P22" style:family="paragraph" style:parent-style-name="Text_20_body" style:list-style-name="L1">
      <style:text-properties fo:font-size="9pt" style:font-size-asian="9pt" style:font-size-complex="9pt"/>
    </style:style>
    <style:style style:name="P23" style:family="paragraph" style:parent-style-name="Text_20_body">
      <style:paragraph-properties fo:text-align="start" style:justify-single-word="false"/>
      <style:text-properties fo:font-size="9pt" style:text-underline-style="none" officeooo:rsid="00094ed6" officeooo:paragraph-rsid="00094ed6" style:font-size-asian="9pt" style:font-size-complex="9pt"/>
    </style:style>
    <style:style style:name="P24" style:family="paragraph" style:parent-style-name="Text_20_body">
      <style:paragraph-properties fo:text-align="start" style:justify-single-word="false"/>
      <style:text-properties fo:font-size="9pt" style:text-underline-style="none" officeooo:rsid="000b468c" officeooo:paragraph-rsid="000c8f2d" style:font-size-asian="9pt" style:font-size-complex="9pt"/>
    </style:style>
    <style:style style:name="P25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size="9pt" officeooo:paragraph-rsid="00094615" style:font-size-asian="9pt" style:font-size-complex="9pt"/>
    </style:style>
    <style:style style:name="P26" style:family="paragraph" style:parent-style-name="Text_20_body" style:list-style-name="L1">
      <style:paragraph-properties fo:margin-top="0cm" fo:margin-bottom="0cm" loext:contextual-spacing="false"/>
      <style:text-properties fo:font-size="9pt" style:font-size-asian="9pt" style:font-size-complex="9pt"/>
    </style:style>
    <style:style style:name="P27" style:family="paragraph" style:parent-style-name="Text_20_body" style:list-style-name="L2">
      <style:paragraph-properties fo:margin-top="0cm" fo:margin-bottom="0cm" loext:contextual-spacing="false"/>
      <style:text-properties fo:font-size="9pt" style:font-size-asian="9pt" style:font-size-complex="9pt"/>
    </style:style>
    <style:style style:name="P28" style:family="paragraph" style:parent-style-name="Text_20_body" style:list-style-name="L3">
      <style:paragraph-properties fo:margin-top="0cm" fo:margin-bottom="0cm" loext:contextual-spacing="false"/>
      <style:text-properties fo:font-size="9pt" style:font-size-asian="9pt" style:font-size-complex="9pt"/>
    </style:style>
    <style:style style:name="P29" style:family="paragraph" style:parent-style-name="Text_20_body" style:list-style-name="L4">
      <style:paragraph-properties fo:margin-top="0cm" fo:margin-bottom="0cm" loext:contextual-spacing="false"/>
      <style:text-properties fo:font-size="9pt" style:font-size-asian="9pt" style:font-size-complex="9pt"/>
    </style:style>
    <style:style style:name="P30" style:family="paragraph" style:parent-style-name="Text_20_body" style:list-style-name="L2">
      <style:paragraph-properties fo:margin-top="0cm" fo:margin-bottom="0cm" loext:contextual-spacing="false"/>
      <style:text-properties fo:font-size="9pt" style:text-underline-style="none" officeooo:paragraph-rsid="00094615" style:font-size-asian="9pt" style:font-size-complex="9pt"/>
    </style:style>
    <style:style style:name="T1" style:family="text">
      <style:text-properties officeooo:rsid="00094615"/>
    </style:style>
    <style:style style:name="T2" style:family="text">
      <style:text-properties style:text-underline-style="none"/>
    </style:style>
    <style:style style:name="T3" style:family="text">
      <style:text-properties officeooo:rsid="000c8f2d"/>
    </style:style>
    <style:style style:name="T4" style:family="text">
      <style:text-properties fo:font-size="12pt" style:text-underline-style="solid" style:text-underline-width="auto" style:text-underline-color="font-color" officeooo:rsid="000c8f2d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10f314"/>
    </style:style>
    <style:style style:name="T7" style:family="text">
      <style:text-properties style:text-underline-style="solid" style:text-underline-width="auto" style:text-underline-color="font-color" officeooo:rsid="000c8f2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style:text-underline-style="none" style:font-size-asian="9pt" style:font-size-complex="9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VINAY BALIYAN</text:p>
      <text:p text:style-name="P14">Python/Django Developer</text:p>
      <text:p text:style-name="P9">Gurgaon, India</text:p>
      <text:p text:style-name="P3"/>
      <text:p text:style-name="P1">+<text:span text:style-name="T5">91 8909411078 </text:span><text:tab/><text:tab/><text:tab/><text:tab/><text:tab/><text:tab/><text:tab/><text:tab/> <text:s text:c="2"/><text:span text:style-name="T5">baliyanvinay17@gmail.com</text:span></text:p>
      <text:p text:style-name="P18">PROFILE</text:p>
      <text:p text:style-name="P10">Python/Django back-end engineer currently working with TCS currently engaged in application development, maintenance, enhancements and bug fixes. Experience in Python, Django and Django Rest Framework.</text:p>
      <text:p text:style-name="Horizontal_20_Line"/>
      <text:p text:style-name="P18">EMPLOYMENT HISTORY</text:p>
      <text:p text:style-name="P16">Python/Django Developer at Tata Consultancy Services (Mar 2019-Present)</text:p>
      <text:list xml:id="list2532993380" text:style-name="L1">
        <text:list-item>
          <text:p text:style-name="P25">Development of micro service based architecture application</text:p>
        </text:list-item>
        <text:list-item>
          <text:p text:style-name="P25">Services containerized in Docker, Jenkins CI, Git SCM at GitHub</text:p>
        </text:list-item>
        <text:list-item>
          <text:p text:style-name="P26">Services build in Django Rest API, JWT auth &amp; ORM</text:p>
        </text:list-item>
        <text:list-item>
          <text:p text:style-name="P26">Agile development with daily scrum, JIRA &amp; Confluence</text:p>
        </text:list-item>
        <text:list-item>
          <text:p text:style-name="P22">Maintenance of GitHub Organizational repositories and Jenkins Integration</text:p>
        </text:list-item>
      </text:list>
      <text:p text:style-name="P15">QlikView Developer <text:span text:style-name="T1">at Tata Consultancy Services (Feb 2016-Mar 2019)</text:span></text:p>
      <text:list xml:id="list131009398" text:style-name="L2">
        <text:list-item>
          <text:p text:style-name="P27">Assess technical feasibility of gathered requirements</text:p>
        </text:list-item>
        <text:list-item>
          <text:p text:style-name="P30">Gathering functional specification and discussion data models</text:p>
        </text:list-item>
      </text:list>
      <text:list xml:id="list160550573" text:style-name="L3">
        <text:list-item>
          <text:p text:style-name="P28">Developing dashboard to validation and testing</text:p>
        </text:list-item>
      </text:list>
      <text:list xml:id="list1003016910" text:style-name="L4">
        <text:list-item>
          <text:p text:style-name="P29">Manage and version control Qlikview code using Git in BitBucket</text:p>
        </text:list-item>
      </text:list>
      <text:p text:style-name="Horizontal_20_Line"/>
      <text:p text:style-name="P19">EDUCATION</text:p>
      <text:p text:style-name="P17">SASTRA University (Feb 2016-Aug 2019)<text:span text:style-name="T2"> – Master of Computer Applications</text:span></text:p>
      <text:p text:style-name="P11">Distant Learning Program in collaboration with TCS with weekend classes. Networking, Java, Databases, Web designing and business communication were the subjects among others.</text:p>
      <text:p text:style-name="P2"/>
      <text:p text:style-name="P12">IIMT Engineering College (Jul 2012-Aug 2015) – Bachelor of Computer Applications</text:p>
      <text:p text:style-name="P23">Learning in C, C++, Data structure, business management, Java, databases, business presentations, statistics and Mathematics. <text:line-break/>Class Representative for year during the class with handling of class assignment, notes management and related class activities. </text:p>
      <text:p text:style-name="Horizontal_20_Line"/>
      <text:p text:style-name="P13">SKILLS</text:p>
      <text:p text:style-name="P4"><draw:frame draw:style-name="fr1" draw:name="Object1" text:anchor-type="char" svg:x="0.224cm" svg:y="0.27cm" svg:width="17.224cm" svg:height="3.45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Horizontal_20_Line"/>
      <text:p text:style-name="P20">OTHER TOOLS AND TECHNOLOGIES</text:p>
      <text:p text:style-name="P24">Github | JIRA | Confluence | Jenkins CI | QlikView | Oracle SQL | BASH | ORM | <text:span text:style-name="T3">Micro Services | VBA | pyATS </text:span><text:span text:style-name="T6">| VBA | Macros</text:span></text:p>
      <text:p text:style-name="Horizontal_20_Line"/>
      <text:p text:style-name="P5"><text:span text:style-name="T7">HOBBIES &amp; EXTRA CURRICULAR</text:span> </text:p>
      <text:p text:style-name="P21"><text:span text:style-name="T2"><text:tab/><text:tab/><text:tab/> <text:s text:c="4"/></text:span><text:span text:style-name="T9">{ Gaming } { Formula 1 } { Running } { Learning technologies 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23:00:35.821811027</meta:creation-date>
    <dc:date>2021-02-20T00:01:57.520048812</dc:date>
    <meta:editing-duration>PT9M45S</meta:editing-duration>
    <meta:editing-cycles>3</meta:editing-cycles>
    <meta:generator>LibreOffice/6.4.6.2$Linux_X86_64 LibreOffice_project/40$Build-2</meta:generator>
    <meta:document-statistic meta:table-count="0" meta:image-count="0" meta:object-count="1" meta:page-count="1" meta:paragraph-count="28" meta:word-count="262" meta:character-count="1836" meta:non-whitespace-character-count="158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>
      <style:graphic-properties draw:stroke="solid" draw:stroke-dash="Dashed_5f_5f_5f_5f_5f_5f_5f_20_5f_5f_5f_5f_5f_5f_5f__5f_5f_5f_5f_5f_5f_5f_28_5f_5f_5f_5f_5f_5f_5f_var_5f_5f_5f_5f_5f_5f_5f_29_5f_5f_5f_5f_5f_5f_5f__5f_5f_5f_5f_5f_5f_5f_20_5f_5f_5f_5f_5f_5f_5f_4" svg:stroke-color="#b3b3b3" draw:fill="none" draw:fill-color="#e6e6e6" draw:fill-image-name="ChartBitmap_20_1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224cm" svg:height="3.451cm" xlink:href="." xlink:type="simple" chart:class="chart:bar" chart:style-name="ch1">
        <chart:plot-area chart:style-name="ch2" chart:data-source-has-labels="both" svg:x="0.344cm" svg:y="0.069cm" svg:width="16.536cm" svg:height="3.31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264cm" svg:y="0.069cm" svg:width="13.063cm" svg:height="3.31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local-table.$B$2:.$B$6" chart:label-cell-address="local-table.$B$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ytho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Djang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it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Docker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TML &amp; CS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fill-image draw:name="ChartBitmap_20_1" draw:display-name="ChartBitmap 1" xlink:href="Pictures/10000000000002000000020078E0C5CCAA3328BC.jpg" xlink:type="simple" xlink:show="embed" xlink:actuate="onLoad"/>
  </office:styles>
</office:document-styles>
</file>